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0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449in" svg:height="3.4323in" svg:x="0.226in" svg:y="1.7051in">
            <draw:object draw:notify-on-update-of-ranges="Sheet1.B3:Sheet1.B9 Sheet1.J1:Sheet1.J1 Sheet1.K3:Sheet1.K9 Sheet1.H1:Sheet1.H1 Sheet1.I3:Sheet1.I9 Sheet1.F1:Sheet1.F1 Sheet1.G3:Sheet1.G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/>
          <table:table-cell table:style-name="ce2"/>
          <table:table-cell table:style-name="ce5" office:value-type="string" table:number-columns-spanned="1" table:number-rows-spanned="2">
            <text:p>mem=</text:p>
          </table:table-cell>
          <table:table-cell table:style-name="ce5" office:value-type="string" table:number-columns-spanned="1" table:number-rows-spanned="2">
            <text:p>cma=</text:p>
          </table:table-cell>
          <table:table-cell table:style-name="ce8" office:value-type="string" table:number-columns-spanned="1" table:number-rows-spanned="2">
            <text:p>Allocated CMA</text:p>
          </table:table-cell>
          <table:table-cell table:style-name="ce10" office:value-type="string" table:number-columns-spanned="2" table:number-rows-spanned="1">
            <text:p>900 MiB</text:p>
          </table:table-cell>
          <table:covered-table-cell table:style-name="ce12"/>
          <table:table-cell table:style-name="ce10" office:value-type="string" table:number-columns-spanned="2" table:number-rows-spanned="1">
            <text:p>600 MiB</text:p>
          </table:table-cell>
          <table:covered-table-cell table:style-name="ce12"/>
          <table:table-cell table:style-name="ce13" office:value-type="string" table:number-columns-spanned="2" table:number-rows-spanned="1">
            <text:p>300 MiB</text:p>
          </table:table-cell>
          <table:covered-table-cell table:style-name="ce12"/>
        </table:table-row>
        <table:table-row table:style-name="ro2">
          <table:table-cell table:style-name="ce1"/>
          <table:table-cell table:style-name="ce3"/>
          <table:covered-table-cell table:number-columns-repeated="2" table:style-name="ce6"/>
          <table:covered-table-cell table:style-name="ce9"/>
          <table:table-cell table:style-name="ce6" office:value-type="string">
            <text:p>First</text:p>
          </table:table-cell>
          <table:table-cell table:style-name="ce6" office:value-type="string">
            <text:p>Rest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Rest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Res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4" table:formula="of:=CONCATENATE(&quot;(&quot;; [.A3]; &quot;)&quot;)" office:value-type="string" office:string-value="(1)">
            <text:p>(1)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table:style-name="ce2"/>
          <table:table-cell table:style-name="ce11" office:value-type="float" office:value="17.426">
            <text:p>17.426</text:p>
          </table:table-cell>
          <table:table-cell table:style-name="ce11" office:value-type="float" office:value="0.035">
            <text:p>0.035</text:p>
          </table:table-cell>
          <table:table-cell table:style-name="ce11" office:value-type="float" office:value="11.598">
            <text:p>11.598</text:p>
          </table:table-cell>
          <table:table-cell table:style-name="ce11" office:value-type="float" office:value="0.023">
            <text:p>0.023</text:p>
          </table:table-cell>
          <table:table-cell table:style-name="ce11" office:value-type="float" office:value="5.925">
            <text:p>5.925</text:p>
          </table:table-cell>
          <table:table-cell table:style-name="ce11" office:value-type="float" office:value="0.011">
            <text:p>0.011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4" table:formula="of:=CONCATENATE(&quot;(&quot;; [.A4]; &quot;)&quot;)" office:value-type="string" office:string-value="(2)">
            <text:p>(2)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table:style-name="ce2" office:value-type="float" office:value="0">
            <text:p>0</text:p>
          </table:table-cell>
          <table:table-cell table:style-name="ce11" office:value-type="float" office:value="17.537">
            <text:p>17.537</text:p>
          </table:table-cell>
          <table:table-cell table:style-name="ce11" office:value-type="float" office:value="0.037">
            <text:p>0.037</text:p>
          </table:table-cell>
          <table:table-cell table:style-name="ce11" office:value-type="float" office:value="11.685">
            <text:p>11.685</text:p>
          </table:table-cell>
          <table:table-cell table:style-name="ce11" office:value-type="float" office:value="0.024">
            <text:p>0.024</text:p>
          </table:table-cell>
          <table:table-cell table:style-name="ce11" office:value-type="float" office:value="5.839">
            <text:p>5.839</text:p>
          </table:table-cell>
          <table:table-cell table:style-name="ce11" office:value-type="float" office:value="0.011">
            <text:p>0.011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4" table:formula="of:=CONCATENATE(&quot;(&quot;; [.A5]; &quot;)&quot;)" office:value-type="string" office:string-value="(3)">
            <text:p>(3)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table:style-name="ce2" office:value-type="float" office:value="128">
            <text:p>128</text:p>
          </table:table-cell>
          <table:table-cell table:style-name="ce11" office:value-type="float" office:value="17.554">
            <text:p>17.554</text:p>
          </table:table-cell>
          <table:table-cell table:style-name="ce11" office:value-type="float" office:value="17.117">
            <text:p>17.117</text:p>
          </table:table-cell>
          <table:table-cell table:style-name="ce11" office:value-type="float" office:value="11.798">
            <text:p>11.798</text:p>
          </table:table-cell>
          <table:table-cell table:style-name="ce11" office:value-type="float" office:value="0.029">
            <text:p>0.029</text:p>
          </table:table-cell>
          <table:table-cell table:style-name="ce11" office:value-type="float" office:value="5.844">
            <text:p>5.844</text:p>
          </table:table-cell>
          <table:table-cell table:style-name="ce11" office:value-type="float" office:value="0.012">
            <text:p>0.012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4" table:formula="of:=CONCATENATE(&quot;(&quot;; [.A6]; &quot;)&quot;)" office:value-type="string" office:string-value="(4)">
            <text:p>(4)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table:style-name="ce2" office:value-type="float" office:value="256">
            <text:p>256</text:p>
          </table:table-cell>
          <table:table-cell table:style-name="ce11" office:value-type="float" office:value="17.645">
            <text:p>17.645</text:p>
          </table:table-cell>
          <table:table-cell table:style-name="ce11" office:value-type="float" office:value="16.941">
            <text:p>16.941</text:p>
          </table:table-cell>
          <table:table-cell table:style-name="ce11" office:value-type="float" office:value="11.701">
            <text:p>11.701</text:p>
          </table:table-cell>
          <table:table-cell table:style-name="ce11" office:value-type="float" office:value="0.024">
            <text:p>0.024</text:p>
          </table:table-cell>
          <table:table-cell table:style-name="ce11" office:value-type="float" office:value="5.803">
            <text:p>5.803</text:p>
          </table:table-cell>
          <table:table-cell table:style-name="ce11" office:value-type="float" office:value="0.011">
            <text:p>0.011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4" table:formula="of:=CONCATENATE(&quot;(&quot;; [.A7]; &quot;)&quot;)" office:value-type="string" office:string-value="(5)">
            <text:p>(5)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table:style-name="ce2" office:value-type="float" office:value="384">
            <text:p>384</text:p>
          </table:table-cell>
          <table:table-cell table:style-name="ce11" office:value-type="float" office:value="17.456">
            <text:p>17.456</text:p>
          </table:table-cell>
          <table:table-cell table:style-name="ce11" office:value-type="float" office:value="17.094">
            <text:p>17.094</text:p>
          </table:table-cell>
          <table:table-cell table:style-name="ce11" office:value-type="float" office:value="11.726">
            <text:p>11.726</text:p>
          </table:table-cell>
          <table:table-cell table:style-name="ce11" office:value-type="float" office:value="9.211">
            <text:p>9.211</text:p>
          </table:table-cell>
          <table:table-cell table:style-name="ce11" office:value-type="float" office:value="5.764">
            <text:p>5.764</text:p>
          </table:table-cell>
          <table:table-cell table:style-name="ce11" office:value-type="float" office:value="0.012">
            <text:p>0.012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4" table:formula="of:=CONCATENATE(&quot;(&quot;; [.A8]; &quot;)&quot;)" office:value-type="string" office:string-value="(6)">
            <text:p>(6)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table:style-name="ce2" office:value-type="float" office:value="512">
            <text:p>512</text:p>
          </table:table-cell>
          <table:table-cell table:style-name="ce11" office:value-type="float" office:value="17.449">
            <text:p>17.449</text:p>
          </table:table-cell>
          <table:table-cell table:style-name="ce11" office:value-type="float" office:value="17.382">
            <text:p>17.382</text:p>
          </table:table-cell>
          <table:table-cell table:style-name="ce11" office:value-type="float" office:value="11.773">
            <text:p>11.773</text:p>
          </table:table-cell>
          <table:table-cell table:style-name="ce11" office:value-type="float" office:value="11.633">
            <text:p>11.633</text:p>
          </table:table-cell>
          <table:table-cell table:style-name="ce11" office:value-type="float" office:value="5.885">
            <text:p>5.885</text:p>
          </table:table-cell>
          <table:table-cell table:style-name="ce11" office:value-type="float" office:value="0.012">
            <text:p>0.012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4" table:formula="of:=CONCATENATE(&quot;(&quot;; [.A9]; &quot;)&quot;)" office:value-type="string" office:string-value="(7)">
            <text:p>(7)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table:style-name="ce2"/>
          <table:table-cell table:style-name="ce11" office:value-type="float" office:value="17.627">
            <text:p>17.627</text:p>
          </table:table-cell>
          <table:table-cell table:style-name="ce11" office:value-type="float" office:value="17.368">
            <text:p>17.368</text:p>
          </table:table-cell>
          <table:table-cell table:style-name="ce11" office:value-type="float" office:value="11.784">
            <text:p>11.784</text:p>
          </table:table-cell>
          <table:table-cell table:style-name="ce11" office:value-type="float" office:value="11.64">
            <text:p>11.640</text:p>
          </table:table-cell>
          <table:table-cell table:style-name="ce11" office:value-type="float" office:value="5.701">
            <text:p>5.701</text:p>
          </table:table-cell>
          <table:table-cell table:style-name="ce11" office:value-type="float" office:value="0.012">
            <text:p>0.012</text:p>
          </table:table-cell>
        </table:table-row>
        <table:table-row table:style-name="ro2">
          <table:table-cell table:number-columns-repeated="2"/>
          <table:table-cell table:style-name="ce7" table:number-columns-repeated="6"/>
          <table:table-cell table:number-columns-repeated="3"/>
        </table:table-row>
        <table:table-row table:style-name="ro2" table:number-rows-repeated="1048563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51:05</meta:creation-date>
    <dc:date>2013-01-23T22:10:09</dc:date>
    <meta:editing-duration>PT6M16S</meta:editing-duration>
    <meta:editing-cycles>4</meta:editing-cycles>
    <meta:generator>LibreOffice/3.5$Linux_X86_64 LibreOffice_project/350m1$Build-2</meta:generator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true" chart:maximum="20" chart:reverse-direction="false" text:line-break="false" chart:link-data-style-to-source="false" chart:axis-position="1"/>
      <style:graphic-properties draw:stroke="dash" draw:stroke-dash="Ultrafine_20_Dashed"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17cm" svg:height="8.719cm" xlink:href=".." xlink:type="simple" chart:class="chart:bar" chart:style-name="ch1">
        <chart:legend chart:legend-position="end" svg:x="14.092cm" svg:y="3.562cm" style:legend-expansion="high" chart:style-name="ch2"/>
        <chart:plot-area chart:style-name="ch3" table:cell-range-address="Sheet1.B3:Sheet1.B9 Sheet1.J1:Sheet1.J1 Sheet1.K3:Sheet1.K9 Sheet1.H1:Sheet1.H1 Sheet1.I3:Sheet1.I9 Sheet1.F1:Sheet1.F1 Sheet1.G3:Sheet1.G9" chart:data-source-has-labels="both" svg:x="0.772cm" svg:y="0.657cm" svg:width="12.676cm" svg:height="7.4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7cm" svg:y="0.672cm" svg:width="11.578cm" svg:height="6.7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:Sheet1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K3:Sheet1.K9" chart:label-cell-address="Sheet1.J1:Sheet1.J1" chart:class="chart:bar">
            <chart:data-point chart:repeated="7"/>
          </chart:series>
          <chart:series chart:style-name="ch9" chart:values-cell-range-address="Sheet1.I3:Sheet1.I9" chart:label-cell-address="Sheet1.H1:Sheet1.H1" chart:class="chart:bar">
            <chart:data-point chart:repeated="7"/>
          </chart:series>
          <chart:series chart:style-name="ch10" chart:values-cell-range-address="Sheet1.G3:Sheet1.G9" chart:label-cell-address="Sheet1.F1:Sheet1.F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MiB</text:p>
                <draw:g>
                  <svg:desc>Sheet1.J1:Sheet1.J1</svg:desc>
                </draw:g>
              </table:table-cell>
              <table:table-cell office:value-type="string">
                <text:p>600 MiB</text:p>
                <draw:g>
                  <svg:desc>Sheet1.H1:Sheet1.H1</svg:desc>
                </draw:g>
              </table:table-cell>
              <table:table-cell office:value-type="string">
                <text:p>900 MiB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1)</text:p>
                <draw:g>
                  <svg:desc>Sheet1.B3:Sheet1.B9</svg:desc>
                </draw:g>
              </table:table-cell>
              <table:table-cell office:value-type="float" office:value="0.011">
                <text:p>0.011</text:p>
                <draw:g>
                  <svg:desc>Sheet1.K3:Sheet1.K9</svg:desc>
                </draw:g>
              </table:table-cell>
              <table:table-cell office:value-type="float" office:value="0.023">
                <text:p>0.023</text:p>
                <draw:g>
                  <svg:desc>Sheet1.I3:Sheet1.I9</svg:desc>
                </draw:g>
              </table:table-cell>
              <table:table-cell office:value-type="float" office:value="0.035">
                <text:p>0.035</text:p>
                <draw:g>
                  <svg:desc>Sheet1.G3:Sheet1.G9</svg:desc>
                </draw:g>
              </table:table-cell>
            </table:table-row>
            <table:table-row>
              <table:table-cell office:value-type="string">
                <text:p>(2)</text:p>
              </table:table-cell>
              <table:table-cell office:value-type="float" office:value="0.011">
                <text:p>0.011</text:p>
              </table:table-cell>
              <table:table-cell office:value-type="float" office:value="0.024">
                <text:p>0.02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(3)</text:p>
              </table:table-cell>
              <table:table-cell office:value-type="float" office:value="0.012">
                <text:p>0.012</text:p>
              </table:table-cell>
              <table:table-cell office:value-type="float" office:value="0.029">
                <text:p>0.029</text:p>
              </table:table-cell>
              <table:table-cell office:value-type="float" office:value="17.117">
                <text:p>17.117</text:p>
              </table:table-cell>
            </table:table-row>
            <table:table-row>
              <table:table-cell office:value-type="string">
                <text:p>(4)</text:p>
              </table:table-cell>
              <table:table-cell office:value-type="float" office:value="0.011">
                <text:p>0.011</text:p>
              </table:table-cell>
              <table:table-cell office:value-type="float" office:value="0.024">
                <text:p>0.024</text:p>
              </table:table-cell>
              <table:table-cell office:value-type="float" office:value="16.941">
                <text:p>16.941</text:p>
              </table:table-cell>
            </table:table-row>
            <table:table-row>
              <table:table-cell office:value-type="string">
                <text:p>(5)</text:p>
              </table:table-cell>
              <table:table-cell office:value-type="float" office:value="0.012">
                <text:p>0.012</text:p>
              </table:table-cell>
              <table:table-cell office:value-type="float" office:value="9.211">
                <text:p>9.211</text:p>
              </table:table-cell>
              <table:table-cell office:value-type="float" office:value="17.094">
                <text:p>17.094</text:p>
              </table:table-cell>
            </table:table-row>
            <table:table-row>
              <table:table-cell office:value-type="string">
                <text:p>(6)</text:p>
              </table:table-cell>
              <table:table-cell office:value-type="float" office:value="0.012">
                <text:p>0.012</text:p>
              </table:table-cell>
              <table:table-cell office:value-type="float" office:value="11.633">
                <text:p>11.633</text:p>
              </table:table-cell>
              <table:table-cell office:value-type="float" office:value="17.382">
                <text:p>17.382</text:p>
              </table:table-cell>
            </table:table-row>
            <table:table-row>
              <table:table-cell office:value-type="string">
                <text:p>(7)</text:p>
              </table:table-cell>
              <table:table-cell office:value-type="float" office:value="0.012">
                <text:p>0.012</text:p>
              </table:table-cell>
              <table:table-cell office:value-type="float" office:value="11.64">
                <text:p>11.64</text:p>
              </table:table-cell>
              <table:table-cell office:value-type="float" office:value="17.368">
                <text:p>17.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